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84cm" fo:min-width="2.50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8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5cm" draw:shadow-opacity="50%"/>
    </style:style>
    <style:style style:name="gr10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2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1.37cm" fo:padding-top="0.175cm" fo:padding-bottom="0.175cm" fo:padding-left="0.3cm" fo:padding-right="0.3cm" draw:shadow-opacity="50%"/>
    </style:style>
    <style:style style:name="gr15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23cm" fo:min-width="1.901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935cm"/>
    </style:style>
    <style:style style:name="gr17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84cm" fo:min-width="2.801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9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448cm" fo:min-width="1.37cm" fo:padding-top="0.175cm" fo:padding-bottom="0.175cm" fo:padding-left="0.3cm" fo:padding-right="0.3cm" draw:shadow-opacity="50%"/>
    </style:style>
    <style:style style:name="gr20" style:family="graphic" style:parent-style-name="standard">
      <style:graphic-properties svg:stroke-width="0.1cm" svg:stroke-color="#666666" draw:marker-start-width="0.5cm" draw:marker-end-width="0.5cm" draw:fill="solid" draw:fill-color="#6666ff" draw:textarea-horizontal-align="justify" draw:textarea-vertical-align="middle" draw:auto-grow-height="false" fo:min-height="2.399cm" fo:min-width="0.835cm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25cm" fo:min-width="1.37cm" fo:padding-top="0.175cm" fo:padding-bottom="0.175cm" fo:padding-left="0.3cm" fo:padding-right="0.3cm" draw:shadow-opacity="50%"/>
    </style:style>
    <style:style style:name="gr2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514cm" fo:min-width="2.236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53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6666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9" style:family="paragraph">
      <loext:graphic-properties draw:fill="none"/>
      <style:text-properties fo:font-size="16pt" style:font-size-asian="18pt" style:font-size-complex="18pt"/>
    </style:style>
    <style:style style:name="P10" style:family="paragraph">
      <loext:graphic-properties draw:fill="solid" draw:fill-color="#999999" draw:opacity="100%"/>
      <style:paragraph-properties fo:text-align="center"/>
    </style:style>
    <style:style style:name="P11" style:family="paragraph">
      <loext:graphic-properties draw:fill="solid" draw:fill-color="#6666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4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101cm" svg:height="5.734cm" svg:x="5.386cm" svg:y="0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3.314cm" svg:y="0.5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4.861cm" svg:y="1.1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3.361cm 3.895cm)">
          <draw:text-box>
            <text:p>Laser</text:p>
          </draw:text-box>
        </draw:frame>
        <draw:frame draw:style-name="gr5" draw:text-style-name="P1" draw:layer="layout" svg:width="4.198cm" svg:height="1.673cm" svg:x="5.563cm" svg:y="4.233cm">
          <draw:text-box>
            <text:p text:style-name="P5">Fiber-</text:p>
            <text:p text:style-name="P5">bench 1</text:p>
          </draw:text-box>
        </draw:frame>
        <draw:custom-shape draw:style-name="gr6" draw:text-style-name="P2" draw:layer="layout" svg:width="3.25cm" svg:height="2.6cm" draw:transform="rotate (-1.5707963267949) translate (8.226cm 0.74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7.11cm 1.339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8.058cm" svg:y1="1.466cm" svg:x2="7.034cm" svg:y2="3.258cm">
          <text:p/>
        </draw:line>
        <draw:custom-shape draw:style-name="gr9" draw:text-style-name="P6" draw:layer="layout" svg:width="0.945cm" svg:height="1.009cm" draw:transform="skewX (0.712617933589285) rotate (0.785398163397448) translate (7.255cm 2.666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7.576cm" svg:y1="0.749cm" svg:x2="7.576cm" svg:y2="3.999cm">
          <text:p/>
        </draw:line>
        <draw:frame draw:style-name="gr11" draw:text-style-name="P8" draw:layer="layout" svg:width="1.107cm" svg:height="0.806cm" svg:x="5.719cm" svg:y="2.097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7.088cm" svg:y="0.198cm" draw:kind="section" draw:start-angle="35.83" draw:end-angle="91.04">
          <text:p/>
        </draw:ellipse>
        <draw:frame draw:style-name="gr13" draw:text-style-name="P9" draw:layer="layout" svg:width="1.1cm" svg:height="0.962cm" svg:x="7.526cm" svg:y="0.398cm">
          <draw:text-box>
            <text:p><text:span text:style-name="T2">ω</text:span></text:p>
          </draw:text-box>
        </draw:frame>
        <draw:custom-shape draw:style-name="gr14" draw:text-style-name="P3" draw:layer="layout" svg:width="1.97cm" svg:height="1.498cm" draw:transform="skewX (0.51103240498394) rotate (0.00226892802759263) translate (7.983cm 1.59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cm" svg:height="1.912cm" draw:transform="rotate (-1.5707963267949) translate (10.738cm 1.2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8.838cm" svg:y="2.111cm">
          <draw:text-box>
            <text:p><text:span text:style-name="T1">(2)</text:span></text:p>
          </draw:text-box>
        </draw:frame>
        <draw:custom-shape draw:style-name="gr17" draw:text-style-name="P1" draw:layer="layout" svg:width="3.401cm" svg:height="5.734cm" svg:x="10.986cm" svg:y="0.095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4.198cm" svg:height="0.962cm" svg:x="10.963cm" svg:y="4.434cm">
          <draw:text-box>
            <text:p text:style-name="P5">Mikroskop</text:p>
          </draw:text-box>
        </draw:frame>
        <draw:custom-shape draw:style-name="gr19" draw:text-style-name="P3" draw:layer="layout" svg:width="1.97cm" svg:height="0.798cm" draw:transform="skewX (0.510683339133541) rotate (0.00226892802759263) translate (10.585cm 2.032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072cm" svg:height="3.385cm" svg:x="11.687cm" svg:y="0.8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6646.153846153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" draw:layer="layout" svg:width="1.97cm" svg:height="0.6cm" draw:transform="skewX (0.510508806208341) rotate (0.00226892802759263) translate (13.574cm 2.231cm)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435cm" svg:height="1cm" svg:x="11.839cm" svg:y="2.111cm">
          <draw:text-box>
            <text:p><text:span text:style-name="T1">(3)</text:span></text:p>
          </draw:text-box>
        </draw:frame>
        <draw:custom-shape draw:style-name="gr15" draw:text-style-name="P10" draw:layer="layout" svg:width="2.5cm" svg:height="1.912cm" draw:transform="rotate (-1.5707963267949) translate (16.737cm 1.201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14.839cm" svg:y="2.111cm">
          <draw:text-box>
            <text:p><text:span text:style-name="T1">(4)</text:span></text:p>
          </draw:text-box>
        </draw:frame>
        <draw:custom-shape draw:style-name="gr21" draw:text-style-name="P3" draw:layer="layout" svg:width="1.97cm" svg:height="0.6cm" draw:transform="skewX (0.510508806208341) rotate (0.00226892802759263) translate (16.474cm 2.231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72cm" svg:height="3.4cm" svg:x="17.315cm" svg:y="0.8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438.837829825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2" draw:layer="layout" svg:width="3.034cm" svg:height="2.471cm" svg:x="17.252cm" svg:y="1.568cm">
          <draw:text-box>
            <text:p text:style-name="P5"><text:span text:style-name="T1">Optisches </text:span></text:p>
            <text:p text:style-name="P5"><text:span text:style-name="T1">Gitter mit </text:span></text:p>
            <text:p text:style-name="P5"><text:span text:style-name="T1">Photo-</text:span></text:p>
            <text:p text:style-name="P5"><text:span text:style-name="T1">detek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20:50:23.415104542</meta:creation-date>
    <dc:date>2021-01-03T14:03:15.880542094</dc:date>
    <meta:editing-duration>PT9M19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